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HelveticaNeue" svg:font-family="HelveticaNeue"/>
    <style:font-face style:name="OpenSymbol" svg:font-family="OpenSymbol"/>
    <style:font-face style:name="PTSerif-Regular" svg:font-family="PTSerif-Regular" style:font-family-generic="roman"/>
    <style:font-face style:name="SourceSansPro-Light" svg:font-family="SourceSansPro-Light" style:font-family-generic="swiss"/>
    <style:font-face style:name="SourceSansPro-Regular" svg:font-family="SourceSansPro-Regular"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5.901cm" table:align="center"/>
    </style:style>
    <style:style style:name="Tableau1.A" style:family="table-column">
      <style:table-column-properties style:column-width="5.001cm"/>
    </style:style>
    <style:style style:name="Tableau1.B" style:family="table-column">
      <style:table-column-properties style:column-width="5.45cm"/>
    </style:style>
    <style:style style:name="Tableau1.1" style:family="table-row">
      <style:table-row-properties style:min-row-height="0.725cm"/>
    </style:style>
    <style:style style:name="Tableau1.A1" style:family="table-cell">
      <style:table-cell-properties style:vertical-align="middle" fo:background-color="#4f81bd" fo:padding-left="0.191cm" fo:padding-right="0.191cm" fo:padding-top="0cm" fo:padding-bottom="0cm" fo:border-left="none" fo:border-right="none" fo:border-top="0.088cm solid #000000" fo:border-bottom="0.088cm solid #000000">
        <style:background-image/>
      </style:table-cell-properties>
    </style:style>
    <style:style style:name="P1" style:family="paragraph" style:parent-style-name="Text_20_body">
      <style:paragraph-properties fo:padding="0cm" fo:border-left="none" fo:border-right="none" fo:border-top="0.018cm solid #000000" fo:border-bottom="none" style:shadow="none"/>
      <style:text-properties style:font-name="Tahoma"/>
    </style:style>
    <style:style style:name="P2" style:family="paragraph" style:parent-style-name="Standard">
      <style:paragraph-properties fo:padding="0cm" fo:border-left="none" fo:border-right="none" fo:border-top="0.018cm solid #000000" fo:border-bottom="none" style:shadow="none" style:text-autospace="none"/>
      <style:text-properties fo:color="#000000" style:font-name="Tahoma" fo:font-size="12pt" style:text-underline-style="none" fo:font-weight="bold" style:font-size-asian="12pt" style:font-weight-asian="bold" style:font-name-complex="Tahoma" style:font-size-complex="12pt" style:font-weight-complex="bold"/>
    </style:style>
    <style:style style:name="P3" style:family="paragraph" style:parent-style-name="Standard">
      <style:paragraph-properties fo:padding="0cm" fo:border-left="none" fo:border-right="none" fo:border-top="0.018cm solid #000000" fo:border-bottom="none" style:shadow="none"/>
      <style:text-properties style:use-window-font-color="true" style:text-outline="false" style:font-name="PTSerif-Regular" fo:font-size="15pt" fo:letter-spacing="normal" style:text-underline-style="none" fo:font-weight="bold" style:letter-kerning="false" style:font-name-asian="PTSerif-Regular" style:font-size-asian="15pt" style:font-weight-asian="bold" style:font-name-complex="PTSerif-Regular" style:font-size-complex="15pt" style:font-weight-complex="bold"/>
    </style:style>
    <style:style style:name="P4" style:family="paragraph" style:parent-style-name="Standard">
      <style:paragraph-properties fo:padding="0cm" fo:border-left="none" fo:border-right="none" fo:border-top="0.018cm solid #000000" fo:border-bottom="none" style:shadow="none"/>
      <style:text-properties style:use-window-font-color="true" style:text-outline="false" style:font-name="SourceSansPro-Regular" fo:font-size="12pt" fo:letter-spacing="normal" style:text-underline-style="none" fo:font-weight="bold" style:letter-kerning="false" style:font-name-asian="SourceSansPro-Regular" style:font-size-asian="12pt" style:font-weight-asian="bold" style:font-name-complex="SourceSansPro-Regular" style:font-size-complex="12pt" style:font-weight-complex="bold"/>
    </style:style>
    <style:style style:name="P5" style:family="paragraph" style:parent-style-name="Normal">
      <style:paragraph-properties fo:padding="0cm" fo:border-left="none" fo:border-right="none" fo:border-top="0.018cm solid #000000" fo:border-bottom="none" style:shadow="none"/>
      <style:text-properties fo:color="#000000" style:font-name="Tahoma" fo:font-size="12pt" style:text-underline-style="none" fo:font-weight="normal" style:font-size-asian="12pt" style:font-weight-asian="normal" style:font-name-complex="Tahoma" style:font-size-complex="12pt" style:font-weight-complex="normal"/>
    </style:style>
    <style:style style:name="P6" style:family="paragraph" style:parent-style-name="Normal">
      <style:paragraph-properties fo:padding="0cm" fo:border-left="none" fo:border-right="none" fo:border-top="0.018cm solid #000000" fo:border-bottom="none" style:shadow="none"/>
      <style:text-properties fo:color="#000000" style:font-name="Tahoma" fo:font-size="12pt" style:text-underline-style="none" fo:font-weight="bold" style:font-size-asian="12pt" style:font-weight-asian="bold" style:font-name-complex="Tahoma" style:font-size-complex="12pt" style:font-weight-complex="bold"/>
    </style:style>
    <style:style style:name="P7" style:family="paragraph" style:parent-style-name="Normal">
      <style:paragraph-properties fo:padding="0cm" fo:border-left="none" fo:border-right="none" fo:border-top="0.018cm solid #000000" fo:border-bottom="none" style:shadow="none"/>
      <style:text-properties fo:color="#000000" style:font-name="Tahoma" fo:font-size="12pt" fo:font-style="italic" style:text-underline-style="none" fo:font-weight="normal" style:font-size-asian="12pt" style:font-style-asian="italic" style:font-weight-asian="normal" style:font-name-complex="Tahoma" style:font-size-complex="12pt" style:font-style-complex="italic" style:font-weight-complex="normal"/>
    </style:style>
    <style:style style:name="P8" style:family="paragraph" style:parent-style-name="Normal">
      <style:paragraph-properties fo:text-align="center" style:justify-single-word="false" fo:padding="0cm" fo:border-left="none" fo:border-right="none" fo:border-top="0.018cm solid #000000" fo:border-bottom="none" style:shadow="none"/>
      <style:text-properties style:font-name="Tahoma" fo:font-size="32pt" fo:font-weight="bold" style:font-size-asian="32pt" style:font-weight-asian="bold" style:font-name-complex="Tahoma" style:font-size-complex="32pt"/>
    </style:style>
    <style:style style:name="P9" style:family="paragraph" style:parent-style-name="Normal">
      <style:paragraph-properties fo:padding="0cm" fo:border-left="none" fo:border-right="none" fo:border-top="0.018cm solid #000000" fo:border-bottom="none" style:shadow="none"/>
      <style:text-properties style:font-name="Tahoma" fo:font-size="8pt" style:font-size-asian="8pt" style:font-name-complex="Tahoma" style:font-size-complex="8pt"/>
    </style:style>
    <style:style style:name="P10" style:family="paragraph" style:parent-style-name="Normal">
      <style:paragraph-properties fo:text-align="center" style:justify-single-word="false" fo:padding="0cm" fo:border-left="none" fo:border-right="none" fo:border-top="0.018cm solid #000000" fo:border-bottom="none" style:shadow="none"/>
      <style:text-properties style:font-name="Tahoma" fo:font-size="8pt" style:font-size-asian="8pt" style:font-name-complex="Tahoma" style:font-size-complex="8pt"/>
    </style:style>
    <style:style style:name="P11" style:family="paragraph" style:parent-style-name="Normal">
      <style:paragraph-properties fo:padding="0cm" fo:border-left="none" fo:border-right="none" fo:border-top="0.018cm solid #000000" fo:border-bottom="none" style:shadow="none"/>
      <style:text-properties style:font-name="Tahoma" fo:font-size="12pt" fo:font-weight="bold" style:font-size-asian="12pt" style:font-weight-asian="bold" style:font-name-complex="Tahoma" style:font-size-complex="12pt" style:font-weight-complex="bold"/>
    </style:style>
    <style:style style:name="P12" style:family="paragraph" style:parent-style-name="Normal">
      <style:paragraph-properties fo:padding="0cm" fo:border-left="none" fo:border-right="none" fo:border-top="0.018cm solid #000000" fo:border-bottom="none" style:shadow="none"/>
      <style:text-properties style:font-name="Tahoma" fo:font-size="12pt" fo:font-weight="normal" style:font-size-asian="12pt" style:font-weight-asian="normal" style:font-name-complex="Tahoma" style:font-size-complex="12pt" style:font-weight-complex="normal"/>
    </style:style>
    <style:style style:name="P13" style:family="paragraph" style:parent-style-name="Normal">
      <style:paragraph-properties fo:padding="0cm" fo:border-left="none" fo:border-right="none" fo:border-top="0.018cm solid #000000" fo:border-bottom="none" style:shadow="none"/>
      <style:text-properties style:use-window-font-color="true" style:text-outline="false" style:font-name="PTSerif-Regular" fo:font-size="15pt" fo:letter-spacing="normal" style:text-underline-style="none" fo:font-weight="bold" style:letter-kerning="false" style:font-name-asian="PTSerif-Regular" style:font-size-asian="15pt" style:font-weight-asian="bold" style:font-name-complex="PTSerif-Regular" style:font-size-complex="15pt" style:font-weight-complex="bold"/>
    </style:style>
    <style:style style:name="P14" style:family="paragraph" style:parent-style-name="Standard">
      <style:paragraph-properties style:text-autospace="none"/>
      <style:text-properties style:use-window-font-color="true" style:text-outline="false" style:font-name="SourceSansPro-Regular" fo:font-size="12pt" fo:letter-spacing="normal" fo:font-weight="bold" style:letter-kerning="false" style:font-name-asian="SourceSansPro-Regular" style:font-size-asian="12pt" style:font-weight-asian="bold" style:font-name-complex="SourceSansPro-Regular" style:font-size-complex="12pt" style:font-weight-complex="bold"/>
    </style:style>
    <style:style style:name="P15" style:family="paragraph" style:parent-style-name="Standard">
      <style:paragraph-properties style:text-autospace="none"/>
      <style:text-properties style:use-window-font-color="true" style:text-outline="false" style:font-name="SourceSansPro-Regular" fo:font-size="12pt" fo:letter-spacing="normal" fo:font-style="normal" fo:font-weight="bold" style:letter-kerning="false" style:font-name-asian="SourceSansPro-Regular" style:font-size-asian="12pt" style:font-style-asian="normal" style:font-weight-asian="bold" style:font-name-complex="SourceSansPro-Regular" style:font-size-complex="12pt" style:font-style-complex="normal" style:font-weight-complex="bold"/>
    </style:style>
    <style:style style:name="P16" style:family="paragraph" style:parent-style-name="Standard">
      <style:paragraph-properties style:text-autospace="none"/>
      <style:text-properties style:use-window-font-color="true" style:text-outline="false" style:font-name="SourceSansPro-Light" fo:font-size="12pt" fo:letter-spacing="normal" fo:font-weight="normal" style:letter-kerning="false" style:font-name-asian="SourceSansPro-Light" style:font-size-asian="12pt" style:font-weight-asian="normal" style:font-name-complex="SourceSansPro-Light" style:font-size-complex="12pt" style:font-weight-complex="normal"/>
    </style:style>
    <style:style style:name="P17" style:family="paragraph" style:parent-style-name="Standard">
      <style:paragraph-properties style:text-autospace="none"/>
      <style:text-properties style:use-window-font-color="true" style:text-outline="false" style:font-name="SourceSansPro-Light" fo:font-size="12pt" fo:letter-spacing="normal" fo:font-style="normal" fo:font-weight="normal" style:letter-kerning="false" style:font-name-asian="SourceSansPro-Light" style:font-size-asian="12pt" style:font-style-asian="normal" style:font-weight-asian="normal" style:font-name-complex="SourceSansPro-Light" style:font-size-complex="12pt" style:font-style-complex="normal" style:font-weight-complex="normal"/>
    </style:style>
    <style:style style:name="P18" style:family="paragraph" style:parent-style-name="Standard">
      <style:paragraph-properties style:text-autospace="none"/>
      <style:text-properties fo:font-size="12pt" style:font-size-asian="12pt" style:font-size-complex="12pt"/>
    </style:style>
    <style:style style:name="P19" style:family="paragraph" style:parent-style-name="Normal">
      <style:paragraph-properties fo:text-align="center" style:justify-single-word="false"/>
      <style:text-properties fo:color="#ffffff" style:font-name="Tahoma" fo:font-size="12pt" fo:font-weight="bold" style:font-size-asian="12pt" style:font-weight-asian="bold" style:font-name-complex="Tahoma" style:font-size-complex="12pt" style:font-weight-complex="bold"/>
    </style:style>
    <style:style style:name="P20" style:family="paragraph" style:parent-style-name="Normal">
      <style:paragraph-properties fo:text-align="center" style:justify-single-word="false"/>
      <style:text-properties fo:color="#ffffff" style:font-name="Tahoma" fo:font-size="1pt" fo:font-weight="bold" style:font-size-asian="1pt" style:font-weight-asian="bold" style:font-name-complex="Tahoma" style:font-size-complex="1pt" style:font-weight-complex="bold"/>
    </style:style>
    <style:style style:name="P21" style:family="paragraph" style:parent-style-name="Normal">
      <style:text-properties style:font-name="Tahoma" fo:font-size="18pt" style:font-size-asian="18pt" style:font-name-complex="Tahoma" style:font-size-complex="18pt"/>
    </style:style>
    <style:style style:name="P22" style:family="paragraph" style:parent-style-name="Normal">
      <style:text-properties style:font-name="Tahoma" style:font-name-complex="Tahoma"/>
    </style:style>
    <style:style style:name="P23" style:family="paragraph" style:parent-style-name="Standard">
      <style:paragraph-properties style:text-autospace="none"/>
      <style:text-properties style:use-window-font-color="true" style:text-outline="false" style:font-name="SourceSansPro-Light" fo:font-size="12pt" fo:letter-spacing="normal" fo:font-style="normal" fo:font-weight="normal" style:letter-kerning="false" style:font-name-asian="SourceSansPro-Light" style:font-size-asian="12pt" style:font-style-asian="normal" style:font-weight-asian="normal" style:font-name-complex="SourceSansPro-Light" style:font-size-complex="12pt" style:font-style-complex="normal" style:font-weight-complex="normal"/>
    </style:style>
    <style:style style:name="P24" style:family="paragraph" style:parent-style-name="Standard">
      <style:paragraph-properties style:text-autospace="none"/>
      <style:text-properties style:use-window-font-color="true" style:text-outline="false" style:font-name="SourceSansPro-Light" fo:font-size="12pt" fo:letter-spacing="normal" fo:font-style="normal" style:letter-kerning="false" style:font-name-asian="SourceSansPro-Light" style:font-size-asian="12pt" style:font-style-asian="normal" style:font-name-complex="SourceSansPro-Light" style:font-size-complex="12pt" style:font-style-complex="normal"/>
    </style:style>
    <style:style style:name="P25" style:family="paragraph" style:parent-style-name="Standard">
      <style:paragraph-properties style:text-autospace="none"/>
      <style:text-properties style:use-window-font-color="true" style:text-outline="false" style:font-name="SourceSansPro-Light" fo:font-size="12pt" fo:letter-spacing="normal" style:text-underline-style="none" fo:font-weight="normal" style:letter-kerning="false" style:font-name-asian="SourceSansPro-Light" style:font-size-asian="12pt" style:font-weight-asian="normal" style:font-name-complex="SourceSansPro-Light" style:font-size-complex="12pt" style:font-weight-complex="normal"/>
    </style:style>
    <style:style style:name="P26" style:family="paragraph" style:parent-style-name="Standard">
      <style:paragraph-properties style:text-autospace="none"/>
      <style:text-properties style:use-window-font-color="true" style:text-outline="false" style:font-name="SourceSansPro-Light" fo:font-size="12pt" fo:letter-spacing="normal" style:text-underline-style="none" fo:font-weight="bold" style:letter-kerning="false" style:font-name-asian="SourceSansPro-Light" style:font-size-asian="12pt" style:font-weight-asian="bold" style:font-name-complex="SourceSansPro-Light" style:font-size-complex="12pt" style:font-weight-complex="bold"/>
    </style:style>
    <style:style style:name="P27" style:family="paragraph" style:parent-style-name="Standard">
      <style:paragraph-properties style:text-autospace="none"/>
      <style:text-properties style:use-window-font-color="true" style:text-outline="false" style:font-name="SourceSansPro-Light" fo:font-size="18pt" fo:letter-spacing="normal" fo:font-style="normal" fo:font-weight="normal" style:letter-kerning="false" style:font-name-asian="SourceSansPro-Light" style:font-size-asian="18pt" style:font-style-asian="normal" style:font-weight-asian="normal" style:font-name-complex="SourceSansPro-Light" style:font-size-complex="18pt" style:font-style-complex="normal" style:font-weight-complex="normal"/>
    </style:style>
    <style:style style:name="P28" style:family="paragraph" style:parent-style-name="Standard">
      <style:paragraph-properties style:text-autospace="none"/>
      <style:text-properties style:use-window-font-color="true" style:text-outline="false" style:font-name="SourceSansPro-Regular" fo:font-size="12pt" fo:letter-spacing="normal" fo:font-style="italic" fo:font-weight="bold" style:letter-kerning="false" style:font-name-asian="SourceSansPro-Regular" style:font-size-asian="12pt" style:font-style-asian="italic" style:font-weight-asian="bold" style:font-name-complex="SourceSansPro-Regular" style:font-size-complex="12pt" style:font-style-complex="italic" style:font-weight-complex="bold"/>
    </style:style>
    <style:style style:name="P29" style:family="paragraph" style:parent-style-name="Standard">
      <style:paragraph-properties style:text-autospace="none"/>
      <style:text-properties fo:color="#ffffff" style:text-outline="false" style:font-name="SourceSansPro-Light" fo:font-size="16pt" fo:letter-spacing="normal" fo:font-weight="normal" style:letter-kerning="false" style:font-name-asian="SourceSansPro-Light" style:font-size-asian="16pt" style:font-weight-asian="normal" style:font-name-complex="SourceSansPro-Light" style:font-size-complex="16pt" style:font-weight-complex="normal"/>
    </style:style>
    <style:style style:name="P30" style:family="paragraph" style:parent-style-name="Standard">
      <style:paragraph-properties fo:padding="0cm" fo:border-left="none" fo:border-right="none" fo:border-top="0.018cm solid #000000" fo:border-bottom="none" style:shadow="none" style:text-autospace="none"/>
      <style:text-properties style:use-window-font-color="true" style:text-outline="false" style:font-name="SourceSansPro-Light" fo:font-size="12pt" fo:letter-spacing="normal" fo:font-style="normal" style:text-underline-style="none" fo:font-weight="normal" style:letter-kerning="false" style:font-name-asian="SourceSansPro-Light" style:font-size-asian="12pt" style:font-style-asian="normal" style:font-weight-asian="normal" style:font-name-complex="SourceSansPro-Light" style:font-size-complex="12pt" style:font-style-complex="normal" style:font-weight-complex="normal"/>
    </style:style>
    <style:style style:name="P31" style:family="paragraph" style:parent-style-name="Text_20_body">
      <style:paragraph-properties fo:padding="0cm" fo:border-left="none" fo:border-right="none" fo:border-top="0.018cm solid #000000" fo:border-bottom="none" style:shadow="none"/>
      <style:text-properties fo:color="#000000" style:font-name="Tahoma" fo:font-size="12pt" fo:font-style="italic" style:text-underline-style="none" fo:font-weight="normal" style:font-size-asian="12pt" style:font-weight-asian="normal" style:font-name-complex="Tahoma" style:font-size-complex="12pt" style:font-weight-complex="normal"/>
    </style:style>
    <style:style style:name="P32" style:family="paragraph" style:parent-style-name="Text_20_body">
      <style:paragraph-properties fo:padding="0cm" fo:border-left="none" fo:border-right="none" fo:border-top="0.018cm solid #000000" fo:border-bottom="none" style:shadow="none"/>
      <style:text-properties fo:color="#000000" style:font-name="Tahoma" fo:font-size="12pt" fo:font-style="normal" style:text-underline-style="none" fo:font-weight="normal" style:font-size-asian="12pt" style:font-style-asian="normal" style:font-weight-asian="normal" style:font-name-complex="Tahoma" style:font-size-complex="12pt" style:font-style-complex="normal" style:font-weight-complex="normal"/>
    </style:style>
    <style:style style:name="P33" style:family="paragraph" style:parent-style-name="Text_20_body">
      <style:paragraph-properties fo:padding="0cm" fo:border-left="none" fo:border-right="none" fo:border-top="0.018cm solid #000000" fo:border-bottom="none" style:shadow="none"/>
      <style:text-properties fo:color="#000000" style:font-name="Arial1" fo:font-size="12pt" fo:font-style="italic" style:text-underline-style="none" fo:font-weight="normal" style:font-size-asian="12pt" style:font-weight-asian="normal" style:font-name-complex="Tahoma" style:font-size-complex="12pt" style:font-weight-complex="normal"/>
    </style:style>
    <style:style style:name="P34" style:family="paragraph" style:parent-style-name="Text_20_body">
      <style:paragraph-properties fo:padding="0cm" fo:border-left="none" fo:border-right="none" fo:border-top="0.018cm solid #000000" fo:border-bottom="none" style:shadow="none"/>
      <style:text-properties fo:color="#000000" style:font-name="Arial1" fo:font-size="12pt" fo:font-style="normal" style:text-underline-style="none" fo:font-weight="normal" style:font-size-asian="12pt" style:font-style-asian="normal" style:font-weight-asian="normal" style:font-name-complex="Tahoma" style:font-size-complex="12pt" style:font-style-complex="normal" style:font-weight-complex="normal"/>
    </style:style>
    <style:style style:name="P35" style:family="paragraph" style:parent-style-name="Text_20_body">
      <style:paragraph-properties fo:padding="0cm" fo:border-left="none" fo:border-right="none" fo:border-top="0.018cm solid #000000" fo:border-bottom="none" style:shadow="none"/>
      <style:text-properties style:font-name="Tahoma" fo:font-size="12pt" fo:font-style="italic"/>
    </style:style>
    <style:style style:name="P36" style:family="paragraph" style:parent-style-name="Text_20_body">
      <style:paragraph-properties fo:padding="0cm" fo:border-left="none" fo:border-right="none" fo:border-top="0.018cm solid #000000" fo:border-bottom="none" style:shadow="none"/>
      <style:text-properties style:font-name="Tahoma" fo:font-size="12pt" fo:font-style="normal" style:font-style-asian="normal" style:font-style-complex="normal"/>
    </style:style>
    <style:style style:name="P37" style:family="paragraph" style:parent-style-name="Text_20_body">
      <style:paragraph-properties fo:padding="0cm" fo:border-left="none" fo:border-right="none" fo:border-top="0.018cm solid #000000" fo:border-bottom="none" style:shadow="none"/>
      <style:text-properties style:font-name="Arial1" fo:font-size="12pt" fo:font-style="italic"/>
    </style:style>
    <style:style style:name="P38" style:family="paragraph" style:parent-style-name="Text_20_body">
      <style:paragraph-properties fo:padding="0cm" fo:border-left="none" fo:border-right="none" fo:border-top="0.018cm solid #000000" fo:border-bottom="none" style:shadow="none"/>
      <style:text-properties style:font-name="Arial1" fo:font-size="12pt" fo:font-style="normal" style:font-style-asian="normal" style:font-style-complex="normal"/>
    </style:style>
    <style:style style:name="P39" style:family="paragraph" style:parent-style-name="Normal" style:master-page-name="MP0">
      <style:paragraph-properties fo:text-align="center" style:justify-single-word="false" style:page-number="auto" fo:break-before="page" fo:padding="0cm" fo:border-left="none" fo:border-right="none" fo:border-top="0.018cm solid #000000" fo:border-bottom="none" style:shadow="none"/>
      <style:text-properties style:font-name="Tahoma" fo:font-size="8pt" style:font-size-asian="8pt" style:font-name-complex="Tahoma" style:font-size-complex="8pt"/>
    </style:style>
    <style:style style:name="P40" style:family="paragraph" style:parent-style-name="Normal">
      <style:paragraph-properties fo:padding="0cm" fo:border-left="none" fo:border-right="none" fo:border-top="0.018cm solid #000000" fo:border-bottom="none" style:shadow="none"/>
      <style:text-properties fo:color="#000000" style:font-name="Tahoma" fo:font-size="12pt" style:text-underline-style="none" fo:font-weight="normal" style:font-size-asian="12pt" style:font-weight-asian="normal" style:font-name-complex="Tahoma" style:font-size-complex="12pt" style:font-weight-complex="normal"/>
    </style:style>
    <style:style style:name="P41" style:family="paragraph" style:parent-style-name="Normal">
      <style:paragraph-properties fo:padding="0cm" fo:border-left="none" fo:border-right="none" fo:border-top="0.018cm solid #000000" fo:border-bottom="none" style:shadow="none"/>
      <style:text-properties fo:color="#000000" style:font-name="Tahoma" fo:font-size="12pt" fo:font-style="italic" style:text-underline-style="none" fo:font-weight="normal" style:font-size-asian="12pt" style:font-weight-asian="normal" style:font-name-complex="Tahoma" style:font-size-complex="12pt" style:font-weight-complex="normal"/>
    </style:style>
    <style:style style:name="P42" style:family="paragraph" style:parent-style-name="Normal">
      <style:paragraph-properties fo:padding="0cm" fo:border-left="none" fo:border-right="none" fo:border-top="0.018cm solid #000000" fo:border-bottom="none" style:shadow="none"/>
      <style:text-properties fo:color="#000000" style:font-name="Tahoma" fo:font-size="12pt" fo:font-style="normal" style:text-underline-style="none" fo:font-weight="normal" style:font-size-asian="12pt" style:font-style-asian="normal" style:font-weight-asian="normal" style:font-name-complex="Tahoma" style:font-size-complex="12pt" style:font-style-complex="normal" style:font-weight-complex="normal"/>
    </style:style>
    <style:style style:name="P43" style:family="paragraph" style:parent-style-name="Normal">
      <style:paragraph-properties fo:padding="0cm" fo:border-left="none" fo:border-right="none" fo:border-top="0.018cm solid #000000" fo:border-bottom="none" style:shadow="none"/>
      <style:text-properties style:font-name="Tahoma" fo:font-size="12pt" fo:font-style="italic"/>
    </style:style>
    <style:style style:name="P44" style:family="paragraph" style:parent-style-name="Normal">
      <style:paragraph-properties fo:padding="0cm" fo:border-left="none" fo:border-right="none" fo:border-top="0.018cm solid #000000" fo:border-bottom="none" style:shadow="none"/>
      <style:text-properties style:font-name="Tahoma" fo:font-size="12pt" fo:font-style="normal" style:font-style-asian="normal" style:font-style-complex="normal"/>
    </style:style>
    <style:style style:name="P45" style:family="paragraph" style:parent-style-name="Normal">
      <style:paragraph-properties fo:padding="0cm" fo:border-left="none" fo:border-right="none" fo:border-top="0.018cm solid #000000" fo:border-bottom="none" style:shadow="none"/>
      <style:text-properties style:use-window-font-color="true" style:text-outline="false" style:font-name="SourceSansPro-Light" fo:font-size="12pt" fo:letter-spacing="normal" fo:font-style="normal" fo:font-weight="normal" style:letter-kerning="false" style:font-name-asian="SourceSansPro-Light" style:font-size-asian="12pt" style:font-style-asian="normal" style:font-weight-asian="normal" style:font-name-complex="SourceSansPro-Light" style:font-size-complex="12pt" style:font-style-complex="normal" style:font-weight-complex="normal"/>
    </style:style>
    <style:style style:name="T1" style:family="text">
      <style:text-properties fo:color="#3333ff" style:text-underline-style="solid" style:text-underline-width="auto" style:text-underline-color="font-color"/>
    </style:style>
    <style:style style:name="T2" style:family="text">
      <style:text-properties fo:font-size="12pt" fo:font-style="italic"/>
    </style:style>
    <style:style style:name="T3" style:family="text">
      <style:text-properties style:font-name="Tahoma"/>
    </style:style>
    <style:style style:name="T4" style:family="text">
      <style:text-properties style:use-window-font-color="true" style:text-outline="false" style:font-name="SourceSansPro-Light" fo:letter-spacing="normal" fo:font-weight="normal" style:letter-kerning="false" style:font-name-asian="SourceSansPro-Light" style:font-weight-asian="normal" style:font-name-complex="SourceSansPro-Light" style:font-weight-complex="normal"/>
    </style:style>
    <style:style style:name="T5" style:family="text">
      <style:text-properties style:use-window-font-color="true" style:text-outline="false" style:font-name="SourceSansPro-Light" fo:letter-spacing="normal" fo:font-style="italic" fo:font-weight="normal" style:letter-kerning="false" style:font-name-asian="SourceSansPro-Light" style:font-style-asian="italic" style:font-weight-asian="normal" style:font-name-complex="SourceSansPro-Light" style:font-style-complex="italic" style:font-weight-complex="normal"/>
    </style:style>
    <style:style style:name="T6" style:family="text">
      <style:text-properties style:use-window-font-color="true" style:text-outline="false" style:font-name="SourceSansPro-Light" fo:letter-spacing="normal" fo:font-style="italic" style:letter-kerning="false" style:font-name-asian="SourceSansPro-Light" style:font-style-asian="italic" style:font-name-complex="SourceSansPro-Light" style:font-style-complex="italic"/>
    </style:style>
    <style:style style:name="T7" style:family="text">
      <style:text-properties style:use-window-font-color="true" style:text-outline="false" style:font-name="SourceSansPro-Light" fo:letter-spacing="normal" fo:font-style="normal" fo:font-weight="normal" style:letter-kerning="false" style:font-name-asian="SourceSansPro-Light" style:font-style-asian="normal" style:font-weight-asian="normal" style:font-name-complex="SourceSansPro-Light" style:font-style-complex="normal" style:font-weight-complex="normal"/>
    </style:style>
    <style:style style:name="T8" style:family="text">
      <style:text-properties style:use-window-font-color="true" style:text-outline="false" style:font-name="SourceSansPro-Light" fo:letter-spacing="normal" fo:font-style="normal" style:letter-kerning="false" style:font-name-asian="SourceSansPro-Light" style:font-style-asian="normal" style:font-name-complex="SourceSansPro-Light" style:font-style-complex="normal"/>
    </style:style>
    <style:style style:name="T9" style:family="text">
      <style:text-properties style:text-underline-style="none"/>
    </style:style>
    <style:style style:name="T10" style:family="text">
      <style:text-properties style:text-underline-style="none"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8">Trollin.fr</text:p>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19"><text:span text:style-name="T3">Accès à <text:s text:c="2"/></text:span><text:a xlink:type="simple" xlink:href="http://trollin.avrr.fr/" text:style-name="Internet_20_link" text:visited-style-name="Visited_20_Internet_20_Link"><text:span text:style-name="T3">trollin.avrr.fr</text:span></text:a></text:p>
          </table:table-cell>
          <table:table-cell table:style-name="Tableau1.A1" office:value-type="string">
            <text:p text:style-name="P20"/>
            <text:p text:style-name="P19">Accès Administration</text:p>
          </table:table-cell>
          <table:table-cell table:style-name="Tableau1.A1" office:value-type="string">
            <text:p text:style-name="P20"/>
            <text:p text:style-name="P19"><text:span text:style-name="T3">Accès </text:span><text:a xlink:type="simple" xlink:href="http://avrr.fr:2095/" text:style-name="Internet_20_link" text:visited-style-name="Visited_20_Internet_20_Link"><text:span text:style-name="T3">Mail</text:span></text:a></text:p>
          </table:table-cell>
        </table:table-row>
      </table:table>
      <text:p text:style-name="P10"/>
      <text:p text:style-name="P21">- WEBSITE CONTENT</text:p>
      <text:p text:style-name="P22"><text:tab/>- Contenu pages web</text:p>
      <text:p text:style-name="P9"/>
      <text:p text:style-name="P9"/>
      <text:p text:style-name="P11">ACCUEIL</text:p>
      <text:p text:style-name="P12">Bienvenue à vous noble visiteur au point info Culture de la Mairie de Trollin.</text:p>
      <text:p text:style-name="P12">Ici vous trouverez toutes les informations nécessaires pour partir à la découverte de notre charmante ville, de son histoire, ses mets locaux, ses traditions.</text:p>
      <text:p text:style-name="P12">Vous pouvez vous inscrire directement en ligne à l'une des nombreuses activités organisée par la ville et ses partenaires. Pour cela, c'est très simple, accédez à la page Activités ou cliquez directement <text:span text:style-name="T1">ici...</text:span></text:p>
      <text:p text:style-name="P5">Pour plus de confort et facilitez votre choix, ces activités sont réparties entre six thématiques différentes.</text:p>
      <text:p text:style-name="P5">Histoire, Artisanat, Gastronomie, Nature, Culture et Tradition, Festivités</text:p>
      <text:p text:style-name="P5">Pour en savoir plus, rejoignez nous sur la page Plus d'Info ou cliquez <text:span text:style-name="T1">ici...</text:span></text:p>
      <text:p text:style-name="P5">Vous souhaitez nous faire prévenir un message, <text:span text:style-name="T1">contactez-nous</text:span></text:p>
      <text:p text:style-name="P6">Actualités</text:p>
      <text:p text:style-name="P5">Quelles sont les dernières nouvelles de notre douce citée...</text:p>
      <text:p text:style-name="P6">Plus d'infos</text:p>
      <text:p text:style-name="P5">Ville d'Histoire, cité gastronomique, lieu de découverte, pléthore d'adjectif gracieux et flatteur conviendrait à notre Trollin.</text:p>
      <text:p text:style-name="P5">Certains y vivent depuis fort longtemps et se surprenne encore à la redécouvrir, d'autres passent et s'empressent d'y revenir.</text:p>
      <text:p text:style-name="P5"><text:soft-page-break/>Ainsi la Mairie de Trollin et son Conseil Municipal ont décidé d’offrir une toute nouvelle manière de se partager Trollin.</text:p>
      <text:p text:style-name="P5">Désormais les activités organisées par la ville sont attachées à une thématique, Histoire, Artisanat, Gastronomie, Nature, Culture et Tradition ou encore Festivités.</text:p>
      <text:p text:style-name="P5">Découvrez nos Musées, goutez nos préparations locales, naviguez sur les canaux de Trollin ou passer un moment romantique en longeant ses remparts et son histoire...</text:p>
      <text:p text:style-name="P5"/>
      <text:p text:style-name="P5">Pour un instant hors du temps ou un moment Inoubliable, Trollin vous attend...</text:p>
      <text:p text:style-name="P6">Activités</text:p>
      <text:p text:style-name="P5">Le Tableau suivant vous présente les prochaines activités organisé par ou en partenariat avec la Mairie de Trollin.</text:p>
      <text:p text:style-name="P5">Ces activités sont proposé autours des thématiques suivante, Histoire, Artisanat, Gastronomie, Nature, Culture et Tradition, Festivités.</text:p>
      <text:p text:style-name="P5">Si vous souhaitez plus d'information sur la thématique, cliquez sur le logo de la thématique.</text:p>
      <text:p text:style-name="P5">Si vous souhaitez plus d'information sur l'activité, cliquez sur en savoir plus.</text:p>
      <text:p text:style-name="P5">Enfin, si vous souhaitez participer, cliquez sur inscription et remplissez le formulaire qui s'affiche.</text:p>
      <text:p text:style-name="P6">Histoire</text:p>
      <text:p text:style-name="P5">Musée</text:p>
      <text:p text:style-name="P41">Musée de l’Artichaut</text:p>
      <text:p text:style-name="P42">L'Artichaut est une véritable institution à Trollin. Ce musée fondé en 1932 dans une ancienne manufacture... d’artichaut présente une collection rare d'outils utilisés pour sa culture et sa production, un historique des méthodes aux travers des ages...</text:p>
      <text:p text:style-name="P42">Une dégustation dans son jardin d'acclimatation est à prévoir !!!</text:p>
      <text:p text:style-name="P43">Musée de la Bière</text:p>
      <text:p text:style-name="P44">Lorsque les Trollinois créèrent leur première bière il y à fort longtemps, l'être Humain vit qu'il était bon d'être sur cette terre, remercièrent le ciel et burent une nouvelle gorgée... Le Musée de la Bière de Trollin et sa traditionnelle dégustation.</text:p>
      <text:p text:style-name="P43"/>
      <text:p text:style-name="P43"><text:soft-page-break/>Musée de l'Or</text:p>
      <text:p text:style-name="P44">L'or tient une place importante dans l'histoire sans âge de Trollin. Les filons présent sur son territoire sont depuis longtemps exploités et les qualités indéniables d'orfèvre des Trollinois ont conduit ceux ci à faire commerce de l'Or et ce depuis l'Antiquité !</text:p>
      <text:p text:style-name="P5">Découvrez tout sur l'Or de Trollin, de son extraction à la création des ornements les plus raffinés.</text:p>
      <text:p text:style-name="P5"/>
      <text:p text:style-name="P5">Patrimoine</text:p>
      <text:p text:style-name="P31"/>
      <text:p text:style-name="P35">La Forteresse de Golaf</text:p>
      <text:p text:style-name="P36">Bâti au neuvième siècle sur les restes d'un ancien oppidum romain, détruit aux onzième siècle, rebâti... La Forteresse de Golaf, du nom de son premier maitre est une trace du passée tumultueux et guerrier des Trolinois. Mais aujourd'hui les temps sont à la paix et découvrir ces vieilles pierres garantie un moment magique...</text:p>
      <text:p text:style-name="P35"/>
      <text:p text:style-name="P31">Les Remparts de Trollin</text:p>
      <text:p text:style-name="P32">Les première fortification de Trollin remonte à l'Antiquité. Si l'on peut encore voir les traces de celle-ci, notamment à l'est de la ville, les remparts que la ville a conservé remonte eux aux douzième et treizième siècle. Dans un etat de parfaite conservation, elle encercle la ville et la garde depuis des siècles...</text:p>
      <text:p text:style-name="P36"/>
      <text:p text:style-name="P35">Les Canaux de Colin</text:p>
      <text:p text:style-name="P36">Alimentés par les eaux du Lac d'Allos ,situé à proximité, les canaux de Colin, du nom de leur architecte, sont une caractéristique de la cité. Ainsi nombre de canaux traverse la ville, en sorte pour rejoindre le Lac ou d'autres contrés. Nombre de poésies et d'amours déçus se content en bordure de ceux-ci...</text:p>
      <text:p text:style-name="P36"/>
      <text:p text:style-name="P1">L'<text:span text:style-name="T2">Ancienne Forge</text:span></text:p>
      <text:p text:style-name="P36">N'oublions pas le glorieux passé de Trollin, l'âge ou ses guerriers étaient craints et respectés, n'oublions pas non plus les talentueux orfèvres ou métallurgiste sque la cité à connu et connait encore... Découvrez les haut fourneaux et les lieux où les feux de la terre ont été maitrisé...</text:p>
      <text:p text:style-name="P5"/>
      <text:p text:style-name="P6">Artisanat</text:p>
      <text:p text:style-name="P5">L'artisanat tient une place importante dans la vie d'un Trollinois. Et la « Place de la Bourse » est le lieu incontournable pour qui veut faire des affaires.</text:p>
      <text:p text:style-name="P7"><text:soft-page-break/>La Vannerie</text:p>
      <text:p text:style-name="P5">Les Maitres Vannier de Trollin ont une réputation qui n'est plus à faire</text:p>
      <text:p text:style-name="P5">Ouverture des ateliers</text:p>
      <text:p text:style-name="P5">Mer – Ven<text:tab/>9h00 - 17h30</text:p>
      <text:p text:style-name="P5">Sam<text:tab/><text:tab/>10h00 – 16h00</text:p>
      <text:p text:style-name="P5">Ouverture de la boutique</text:p>
      <text:p text:style-name="P5">Mar – Sam<text:tab/>9h00 – 18h00</text:p>
      <text:p text:style-name="P7">La Joaillerie</text:p>
      <text:p text:style-name="P5">Quand le passé rencontre le présent... L'expérience séculaire des maitres et la novation de jeune talent. Découvrez pourquoi Trollin est considérée comme un joyaux de la bijouterie...</text:p>
      <text:p text:style-name="P5">Ouverture de la Galerie</text:p>
      <text:p text:style-name="P5">Mar – Sam<text:tab/>9h00 – 18h00</text:p>
      <text:p text:style-name="P5">Dim : Sur RDV</text:p>
      <text:p text:style-name="P7">Cuir</text:p>
      <text:p text:style-name="P5">Le travail du cuir fait partie du patrimoine de la ville depuis l'Antiquité. La qualité du cuir trollinois est indéniable et ne fait pas débat.</text:p>
      <text:p text:style-name="P5">Ouverture de la Galerie</text:p>
      <text:p text:style-name="P5">Mar – Sam<text:tab/>9h00 – 18h00</text:p>
      <text:p text:style-name="P5">Dim : Sur RDV</text:p>
      <text:p text:style-name="P7">Hache et Bouclier</text:p>
      <text:p text:style-name="P5">Il fut un temps ou le peuple de Trollin était un peuple guerrier. Fier de son passé , c'est dans un art rare et précieux que s'exprime encore le souffle de ce celui-ci.</text:p>
      <text:p text:style-name="P5">Avis aux collectionneur !</text:p>
      <text:p text:style-name="P5">Ouverture de la Galerie</text:p>
      <text:p text:style-name="P5">Mar – Sam<text:tab/>9h00 – 18h00</text:p>
      <text:p text:style-name="P5">Dim : Sur RDV</text:p>
      <text:p text:style-name="P5"/>
      <text:p text:style-name="P6"><text:soft-page-break/>Gastronomie</text:p>
      <text:p text:style-name="P7">Le Marché de Trollin</text:p>
      <text:p text:style-name="P5">Marchée quotidien, exclusivement bio et respectueux de l'environnement, découvrez le plaisir des yeux, du nez et des papilles.</text:p>
      <text:p text:style-name="P5">Horaires</text:p>
      <text:p text:style-name="P5">Tout les jours sauf le jeudi de 6h30 à 14h</text:p>
      <text:p text:style-name="P7">L'Artichaut</text:p>
      <text:p text:style-name="P5">Institution à Trollin, vous pouvez le gouter à toutes les sauces. Chaque restaurant, chaque famille a sa spécialité et se retrouve dans un concours mémorable lors de la Fête de l'Artichaut.</text:p>
      <text:p text:style-name="P6"/>
      <text:p text:style-name="P6">Nature</text:p>
      <text:p text:style-name="P7">Les Grottes de Tulin</text:p>
      <text:p text:style-name="P5">On raconte que les premiers Trollinois y avait élu domicile longtemps avant que d'autres n'atteignent la région... Le réseau de galerie est fantasmagorique et les peinture rupestre qu'on peut y admirer nous plonge dans un état contemplatif...</text:p>
      <text:p text:style-name="P5">Attention, ce site n'est accessible qu'avec un guide confirmé et l'autorisation expresse de la Mairie de Trollin.</text:p>
      <text:p text:style-name="P5"/>
      <text:p text:style-name="P7">Randonnées</text:p>
      <text:p text:style-name="P5">Découvrez nos parcours randonnées en téléchargeant notre brochure.</text:p>
      <text:p text:style-name="P5">Plus d'une vingtaine de parcours s'offre à vous dans un cadre naturelle à couper le souffle. Que vous tentiez de rejoindre la Montagne Bleu, ou le Siège de Karnof, des souvenir inoubliable à prévoir. Les parcours sont addapté à différent profil... Vous y trouverez forcement de quoi vous satisfaire.</text:p>
      <text:p text:style-name="P6"/>
      <text:p text:style-name="P6">Culture et Tradition</text:p>
      <text:p text:style-name="P7">Le Porcodrome</text:p>
      <text:p text:style-name="P5">Si il y a trait qui ne changera pas à Trollin, c'est son amour du porc et de ses courses... Le Porcodrome maint fois rebati est sans doute aussi vieux que la ville...</text:p>
      <text:p text:style-name="P5"><text:soft-page-break/>Ses courses et ses paris y sont une attraction à voir au moin une fois dans sa vie...</text:p>
      <text:p text:style-name="P5">Horraires du Porcodrome</text:p>
      <text:p text:style-name="P5">Jeu – Dim<text:tab/>14h – 21h</text:p>
      <text:p text:style-name="P6">Festivités</text:p>
      <text:p text:style-name="P33">La fête du Choix</text:p>
      <text:p text:style-name="P34">C'est en Janvier qu'a lieu la Fête du Choix. Elle se décompose en plusieurs partie. Au cours d'une semaine, la seconde du mois, les couples choisissent de s'unir de nouveau ou non, les alcoolique décide ou non d'arrêter de boire, on peut aussi choisir quelqu'un à l'unanimité et choisir ce qu'il va faire dans l'année, mais celui qui est choisi, lui n'a pas le choix...</text:p>
      <text:p text:style-name="P34"/>
      <text:p text:style-name="P33">La fête de la Bière printanière</text:p>
      <text:p text:style-name="P34">C'est à l'arrivé du printemps que les Maitres Brasseur vous invite à découvrir leurs nouvelles créations. Pendant trois jous, Trollin vit au rythme des hoquets et trinque à chacun de ses habitants et visiteurs.</text:p>
      <text:p text:style-name="P34">La Bière de Trollin est réputé dans le monde entier et on sait pourquoi, car rien ne vaut une bière de nain.</text:p>
      <text:p text:style-name="P34"/>
      <text:p text:style-name="P7">Le Porcothon</text:p>
      <text:p text:style-name="P5">Marathon à dos de porc organisé en Avril, le Porcothon existe depuis plus de 2000 ans à Trollin mais n'a pas sut vraiment s'exporter, il est vrai...</text:p>
      <text:p text:style-name="P5"/>
      <text:p text:style-name="P37">La fête du Panier </text:p>
      <text:p text:style-name="P38">La fête du panier dure toute le mois de Juin, elle est l'occasion d'échange sur la vannerie, mais aussi et surtout une période de cadeau et d’allégresse Il n'est pas rare de rentrer chez soi et voir un petit panier à son attention à sa porte.</text:p>
      <text:p text:style-name="P38"/>
      <text:p text:style-name="P37">La fête de l'Artichaut </text:p>
      <text:p text:style-name="P37"/>
      <text:p text:style-name="P38">C'est en septembre à la fin de l'été que l'on se retrouve à Trollin pour sa célèbre Fête de l'Artichaut et son concours de recette. Tant les restaurant de la ville que ses habitants développent des trésors d'imagination et rivalise d'ingéniosité pour préparé l'Artichaut comme il se doit...</text:p>
      <text:p text:style-name="P37">La fête de l'Accolade </text:p>
      <text:p text:style-name="P5">Fin novembre, début décembre, peu avant l'hiver, les Trollinois se retrouvent de nouveau pour partager repas et bonne humeur. Se réchauffer le cœur avant l'hiver qui n'a jamais été vraiment doux à Trollin...</text:p>
      <text:p text:style-name="P6"><text:soft-page-break/>Actu 1</text:p>
      <text:p text:style-name="P5">Politique</text:p>
      <text:p text:style-name="P13">Mr le Maire : « Je ferai preuve de la plus grande fermeté face aux personnes qui utilisent l’expression « Noyeux Joël »</text:p>
      <text:p text:style-name="P4">Ce matin, dans les pages du quotidien La Tribune de Trollin, Mr le Maire fait une nouvelle sortie dans laquelle il apparaît une nouvelle fois comme l’homme à poigne de la ville.</text:p>
      <text:p text:style-name="P18"><text:span text:style-name="T4">Ce matin, dans les pages du quotidien La Tribune de Trollin, Mr le Maire fait une nouvelle sortie dans laquelle il apparaît une nouvelle fois comme l’homme à poigne de la ville. S’exprimant sur l’insécurité liée à la période de fin d’année, M. Caspienne égrène les mises en garde, notamment à destination des Trollinois qui seraient tentés d’avoir recours au jeu de mots « </text:span><text:span text:style-name="T5">Noyeux Joël</text:span><text:span text:style-name="T7"> » pour tenter d’apparaître comme étant plein d’humour et d’esprit.</text:span></text:p>
      <text:p text:style-name="P17"/>
      <text:p text:style-name="P18"><text:span text:style-name="T7">Alors qu’il était à l’origine interrogé par le journal sur les fameuses poules rouges volées au cours du réveillon, l’occupant de la Place de la Mairie a très vite dévié la discussion sur un autre problème qui lui tient à cœur : « </text:span><text:span text:style-name="T5">Cette année, je souhaite axer l’action de mon action non pas sur le maintien de l’ordre à l’occasion du nouvel an mais sur la prévention et la répression la plus ferme qui soit à propos des gens qui s’octroient le droit de lancer « Noyeux Joël » en lieu et place de « Joyeux Noël</text:span><text:span text:style-name="T7"> ».</text:span></text:p>
      <text:p text:style-name="P17"/>
      <text:p text:style-name="P18"><text:span text:style-name="T8">Questionné sur les raisons d’une telle fixation, Mr le Maire évoque l’éthique et le bon sens : «</text:span><text:span text:style-name="T6"> Il y a la loi certes, mais au dessus de la loi, il y a la morale. Et cette dernière nous dicte de faire quelque chose contre les personnes qui répètent chaque année « Noyeux Joël » à des proches, des collègues, d’innocents citoyens, qui n’ont rien demandé et qui se voient meurtris en pleines fêtes de fin d’année.</text:span><text:span text:style-name="T8"> »</text:span></text:p>
      <text:p text:style-name="P24"/>
      <text:p text:style-name="P18"><text:span text:style-name="T8">Concernant l’argument qui veut que l’expression « </text:span><text:span text:style-name="T6">Noyeux Joël</text:span><text:span text:style-name="T8"> » soit inscrite dans le cadre de la liberté d’expression et de parole, Mederick Caspienne préfère, lui, parler de vide juridique : « </text:span><text:span text:style-name="T6">C’est vrai que rien, légalement, n’interdit de prononcer ces mots abjects. Mais les dégâts qu’ils provoquent, eux, sont bien réels. C’est donc que la législation est en retard sur notre société dans ce domaine. C’est pourquoi je compte proposer courant janvier un projet de decret qui interdira tout simplement l’utilisation du mot « Noyeux »</text:span><text:span text:style-name="T8">.</text:span></text:p>
      <text:p text:style-name="P15"/>
      <text:p text:style-name="P15">Des sanctions lourdes</text:p>
      <text:p text:style-name="P18"><text:span text:style-name="T7">Enfin, toujours dans cet entretien accordé à La Tibune de Trollin le maire dévoile quelques pistes de sanctions à l’égard de ceux qui utiliseraient cette «</text:span><text:span text:style-name="T5">terrible expression qui nous rappelle les heures les plus sombres de notre histoire</text:span><text:span text:style-name="T7">»:</text:span></text:p>
      <text:p text:style-name="P18"><text:span text:style-name="T7">« </text:span><text:span text:style-name="T5">S’il s’agit d’un ressortissant étranger en situation clandestine, il sera immédiatement reconduit à la frontière. S’il s’agit d’un citoyen français ou d’une personne en règle, il ou elle sera également reconduit(e) à la frontière mais du côté français cette fois-ci, en plus d’une amende forfaitaire qui pourra aller de 20€ à 7600 € hors taxe.</text:span><text:span text:style-name="T7"> » explique Mederick Caspienne.</text:span></text:p>
      <text:p text:style-name="P28"/>
      <text:p text:style-name="P28">« Il y a la loi certes, mais au dessus de la loi, il y a la morale »</text:p>
      <text:p text:style-name="P28"/>
      <text:p text:style-name="P6">Actu 2</text:p>
      <text:p text:style-name="P5">Économie</text:p>
      <text:p text:style-name="P13"><text:soft-page-break/>Banque de Trollin : le patron de la banque ne parvient pas à faire disparaître l’énorme veine sur son front</text:p>
      <text:p text:style-name="P4">Pierre-Louis Boncafé, le directeur général de la Banque de Trollin, a essuyé un nouvel échec aujourd’hui lors de sa tentative de retrouver une surface faciale lisse et sans indice de tension. Un manque de succès sans doute dû à la situation dans laquelle se trouve la banque trollinoise avec les sanctions de la justice américaine qui vient de condamner l’établissement à une amende de 12 dollars.  </text:p>
      <text:p text:style-name="P16"/>
      <text:p text:style-name="P16">Pierre-Louis Boncafé, le directeur général de la Banque de Trollin, a essuyé un nouvel échec aujourd’hui lors de sa tentative de retrouver une surface faciale lisse et sans indice de tension. Un manque de succès sans doute dû à la situation dans laquelle se trouve la banque française avec les sanctions de la justice américaine qui vient de condamner l’établissement à une amende de 12 dollars.</text:p>
      <text:p text:style-name="P14"/>
      <text:p text:style-name="P14">Symbole de tension  </text:p>
      <text:p text:style-name="P16"/>
      <text:p text:style-name="P18"><text:span text:style-name="T4">Ce matin, alors qu’il se préparait dans sa salle de bain, ce dernier a eu la désagréable surprise de constater la présence persistante d’une veine de plusieurs centimètres de long qui recouvre sa tempe droite et une partie de son front depuis la mi-juin : « </text:span><text:span text:style-name="T5">Ça devient inquiétant. Au début je ne m’en faisais pas pas car je pensais que c’était passager. Mais là ça fait quand même presque 15 jours</text:span><text:span text:style-name="T7"> », explique le patron de la banque dans une interview à la Tribune de Trollin.</text:span></text:p>
      <text:p text:style-name="P18"><text:span text:style-name="T7">M. Boncafé explique ensuite ressentir une certaine tension depuis quelques temps. « </text:span><text:span text:style-name="T5">Je sais…Je stresse un peu…Pourtant au travail ça va plutôt bien. A part cette petite histoire d’amende de 12 dollars à payer, dans l’ensemble ça roule. Mais malgré ça j’ai fait prendre ma pression artérielle chez le médecin hier et je suis 4 à 9 fois au dessus de la moyenne</text:span><text:span text:style-name="T7"> », ajoute le dirigeant.</text:span></text:p>
      <text:p text:style-name="P18"><text:span text:style-name="T7">Si cette veine semble tenace, ce n’est pourtant pas faute d’avoir essayé de l’enlever par tous les moyens. « </text:span><text:span text:style-name="T5">J’ai d’abord essayé du Doliprane 1000. Après je me suis mis au Taï-Chi. Mais toujours rien. J’ai même essayé d’aplatir la veine avec mes doigts. Là aussi, ça a été l’échec</text:span><text:span text:style-name="T7"> », raconte Pierre-Louis Boncafé.</text:span></text:p>
      <text:p text:style-name="P15"/>
      <text:p text:style-name="P15">Attendre la fin du mois</text:p>
      <text:p text:style-name="P27"/>
      <text:p text:style-name="P18"><text:span text:style-name="T7">La solution pourrait bien venir d’une bonne dose de patience. C’est en tout cas la dernière piste en date avancée par le patron de la Banque de Trollin : « </text:span><text:span text:style-name="T5">Je ne sais pas pourquoi mais à la fin de chaque mois je me sens mieux. Ma tension retombe. Mon médecin pense que cela pourrait venir de l’arrivée massive d’argent sur mon compte.</text:span><text:span text:style-name="T7"> »</text:span></text:p>
      <text:p text:style-name="P17"/>
      <text:p text:style-name="P30"/>
      <text:p text:style-name="P6">Actu 3</text:p>
      <text:p text:style-name="P5">Gastronomie</text:p>
      <text:p text:style-name="P13">« Ce monde n’aurait jamais été le même sans moi », affirme une boule de mozzarella</text:p>
      <text:p text:style-name="P4">Voici 125 grammes de fromage italien visiblement fiers d’être ce qu’ils sont. Dans un entretien publié ce matin dans le quotidien Libération, Lisa, une jolie <text:soft-page-break/>sphère exclusivement composée de lait de bufflonne, règle ses comptes avec ses détracteurs mais aussi avec les autres médias.</text:p>
      <text:p text:style-name="P16">Voici 125 grammes de fromage italien visiblement fiers d’être ce qu’ils sont. Dans un entretien publié ce matin dans le quotidien Libération, Lisa, une jolie sphère exclusivement composée de lait de bufflonne, règle ses comptes avec ses détracteurs mais aussi avec les autres médias. L’élément de pâte filée en profite également pour réaffirmer son statut d’aliment star dont le rôle est l’une des clés de la société moderne.</text:p>
      <text:p text:style-name="P14">Le parfait équilibre entre fraîcheur et saveur</text:p>
      <text:p text:style-name="P16"/>
      <text:p text:style-name="P18"><text:span text:style-name="T4">« </text:span><text:span text:style-name="T5">Certes il y a eu l’électricité, il y a eu Internet, mais nous savons tous que ce monde n’aurait jamais été le même sans moi, la mozzarella</text:span><text:span text:style-name="T7"> », attaque d’entrée Lisa dans ce qui pourrait ressembler à un propos parfaitement égocentrique et narcissique. Mais la boule de fromage, encore imprégnée de son jus, réfute tout égo surdimensionné : « </text:span><text:span text:style-name="T5">Je sais bien que d’autres inventions ont littéralement changé la face du monde. Je dis juste que la création de la mozza’ a été un tournant dans l’histoire de l’humanité et de la gastronomie.</text:span><text:span text:style-name="T7"> »</text:span></text:p>
      <text:p text:style-name="P18"><text:span text:style-name="T7">Originaire de la Campanie, Lisa se dit «</text:span><text:span text:style-name="T5"> fière de ses racines</text:span><text:span text:style-name="T7"> ». Découverte il y a près de 900 ans, cette mozzarella tente d’expliquer son succès qui ne faiblit pas depuis : « </text:span><text:span text:style-name="T5">Déjà, je suis particulièrement bonne. Je représente le parfait équilibre entre fraîcheur et saveur. Ensuite, le fait d’être en boule me rend à la fois sympathique et ludique. On a envie de me croquer, de me lancer contre une batte de baseball ou de m’accrocher à un sapin de Noël. Chose qu’on ne peut pas faire par exemple avec un gouda au cumin.</text:span><text:span text:style-name="T7"> »</text:span></text:p>
      <text:p text:style-name="P18"><text:span text:style-name="T7">Enfin, non sans fair-play, Lisa salue la percée récente de sa petite-cousine, Florentina, la corpulente burrata devenue populaire ces dernières années : « </text:span><text:span text:style-name="T5">Je suis très contente de ce qui arrive à Flo’ ces derniers temps. Elle le mérite. Son cœur crémeux est une véritable révolution culinaire même si j’ai la prétention de croire qu’elle ne pourra jamais m’éclipser dans le cœur des gourmets</text:span><text:span text:style-name="T7"> », explique la sphère de mozzarella.</text:span></text:p>
      <text:p text:style-name="P15"/>
      <text:p text:style-name="P15">Des envies de politique</text:p>
      <text:p text:style-name="P18"><text:span text:style-name="T7">Interrogée sur sa vision de l’avenir, Lisa révèle les quelques grandes lignes de sa stratégie ainsi que son désir d’engagement : « </text:span><text:span text:style-name="T5">Je pense avoir accumulé suffisamment d’expérience pour me lancer en politique. Pour tout vous avouer, je suis déprimée quand je regarde notre classe politique et je reste persuadée que la boule de mozzarella que je suis peut faire bien mieux que nos dirigeants actuels et l’opposition.</text:span><text:span text:style-name="T7"> » Un départ en politique qui pourrait bien s’avérer payant si le morceau de fromage arrive à capitaliser sur la côte de sympathie actuelle dont il jouit auprès des électeurs de gauche comme de droite.</text:span></text:p>
      <text:p text:style-name="P17"/>
      <text:p text:style-name="P6">Actu 4</text:p>
      <text:p text:style-name="P5">Politique</text:p>
      <text:p text:style-name="P13">Dieu se déclare favorable à une apocalypse rapide et sans douleur</text:p>
      <text:p text:style-name="P4">Dieu s’est exprimé ce matin depuis le royaume des cieux pour sa traditionnelle présentation des voeux annuelle. Interrogé sur la question de l’avenir du monde, le grand Créateur a déclaré qu’Il envisageait très sérieusement de recourir à une apocalypse rapide et sans douleur pour en finir au plus vite.</text:p>
      <text:p text:style-name="P18"><text:span text:style-name="T4">C’est un Dieu très calme et très sûr de Lui qui s’est présenté ce matin devant le parterre de journalistes qui avait fait le déplacement. Pour justifier Sa décision, Dieu </text:span><text:soft-page-break/><text:span text:style-name="T4">a parlé d’éthique et a affirmé vouloir donner une fin digne à un monde en fin de vie. </text:span><text:span text:style-name="T5">« Les souffrances physiques et morales de ce monde sont intolérables. Voir cette souffrance m’est chaque jour un peu plus insupportable »</text:span><text:span text:style-name="T7"> a-t-Il déclaré à un reporter récemment décédé en Syrie.</text:span></text:p>
      <text:p text:style-name="P18"><text:span text:style-name="T7">Dieu dit aussi vouloir assumer l’entière responsabilité de son geste et confirme être opposé à tout acharnement thérapeutique supplémentaire. </text:span><text:span text:style-name="T5">« Le mal est trop profond. Envoyer un nouveau prophète maintenant ne ferait que reculer la fin dans des conditions encore plus difficiles »</text:span><text:span text:style-name="T7"> a-t-Il expliqué à un jeune stagiaire en journalisme mort avalé par une photocopieuse.</text:span></text:p>
      <text:p text:style-name="P17"/>
      <text:p text:style-name="P18"><text:span text:style-name="T7">Sur la question de la méthode, Dieu affirme n’avoir pas encore fait son choix. </text:span><text:span text:style-name="T5">« Dès sa création, j’avais envisagé de mettre ce monde dans un sac et de taper dessus avec une bêche car je sentais que quelque chose clochait »</text:span><text:span text:style-name="T7"> a-t-Il raconté. Dieu a précisé qu’Il hésitait entre écraser le monde avec sa chaussure ou le jeter aux toilettes pour en finir.</text:span></text:p>
      <text:p text:style-name="P6">Actu 5</text:p>
      <text:p text:style-name="P5">Patrimoine</text:p>
      <text:p text:style-name="P3">La section Est des Rempart de Trollin enfin restaurée</text:p>
      <text:p text:style-name="P29"/>
      <text:p text:style-name="P14">Après deux de dur labeur, c'est chose fête, la totalité des remparts sont accessible.</text:p>
      <text:p text:style-name="P14"/>
      <text:p text:style-name="P16"> <text:span text:style-name="T9">« C'est pas trop tôt » s'écriait Mr le Maire ce matin en apprenant la nouvelle comme tous le monde à la une de La Tribune de Trollin, détennu majoritairement comme tout le monde le sait par le promoteur du projet et frère de Mr le Maire.</text:span></text:p>
      <text:p text:style-name="P25"/>
      <text:p text:style-name="P25">Les Trollinnois se rassembleront la semaine prochaine pour fêter l'évenement.</text:p>
      <text:p text:style-name="P25"/>
      <text:p text:style-name="P16"><text:span text:style-name="T9"> </text:span><text:span text:style-name="T10">« C'est pas trop tôt » s'écriait Mr le Maire ce matin...</text:span></text:p>
      <text:p text:style-name="P25"/>
      <text:p text:style-name="P25">Il est vrai que l'on espérait plus tant le projet avait été maint et main fois reculé. Puis arriva le sauveur, Mr le frère de Mr le Maire, qui fidèle à la poigne familiale lança une série de réforme sur la structure mère de l'organisation municipale et permis la mise en route des travaux.</text:p>
      <text:p text:style-name="P25">Face au retard annoncé et ce dès le premier jour de ces <text:s/>travaux, la politique de la ville a toujours été d'aller jusqu'au bout.</text:p>
      <text:p text:style-name="P25">« On ne lâche rien et rien ne lâchera » furent les seules et derniers mots de feu Mr Rémi Petitpois, architecte, ancien conseiller municipal et fervent défenseur de la restauration et la conservation du patrimoine Trollinois, sur ce projet.</text:p>
      <text:p text:style-name="P25"/>
      <text:p text:style-name="P26">« On ne lâche rien et rien ne lâchera » feu Mr Rémi Petitpois, architecte, ancien conseiller municipal et fervent défenseur de la restauration et la conservation du patrimoine Trollinois.</text:p>
      <text:p text:style-name="P2"/>
      <text:p text:style-name="P6">Actu 6</text:p>
      <text:p text:style-name="P5">Économie</text:p>
      <text:p text:style-name="P13">Après une dure journée, le président de la Banque de France s’offre un plongeon dans le coffre des pièces de monnaie</text:p>
      <text:p text:style-name="P4"><text:soft-page-break/>Entre la chute des prix du pétrole, le ralentissement de l’économie chinoise et l’inquiétude croissante pour l’industrie américaine, le président de la Banque de France n’a pas été ménagé par l’actualité. Après une journée particulièrement difficile, il a donc décidé de s’accorder un petit plongeon dans le coffre des pièces de monnaie. Reportage.</text:p>
      <text:p text:style-name="P16"> </text:p>
      <text:p text:style-name="P16"> </text:p>
      <text:p text:style-name="P16"/>
      <text:p text:style-name="P18"><text:span text:style-name="T4">Pierre-Louis Boncafé est un homme simple avec des plaisirs simples. Compter son argent, ranger ses billets ou simplement les contempler en écoutant de la musique classique. Mais ce qu’il aime par dessus tout, c’est se rendre dans le coffre des pièces pour y piquer une petite tête dans le plus simple appareil. </text:span><text:span text:style-name="T5">« J’essaye de m’y rendre une fois par semaine, c’est comme un rituel. Et comme je suis le seul à y avoir accès, je plonge souvent nu car je ne connais rien de plus agréable que le contact de l’argent contre mes parties génitales »</text:span></text:p>
      <text:p text:style-name="P18"><text:span text:style-name="T7">Le coffre contient 25% des réserves en liquidité du pays, mais le président de la Banque de Trollin s’indigne lorsqu’on l’interroge sur l’opportunité d’immobiliser une telle quantité d’argent pour son seul usage. «</text:span><text:span text:style-name="T5"> 25% c’est à la fois beaucoup et très peu. Beaucoup puisque cela permettrait en effet de couvrir 70% des besoins en investissement des PME. Mais si vous saviez comme c’est peu au regard de la quantité de pièces qu’il faudrait pour obtenir une piscine digne de ce nom…»</text:span></text:p>
      <text:p text:style-name="P15"/>
      <text:p text:style-name="P15">Une pratique polémique devant la commission des finances</text:p>
      <text:p text:style-name="P27"/>
      <text:p text:style-name="P18"><text:span text:style-name="T7">Ce havre de paix pourrait toutefois lui être retiré. La commission des finances à l’assemblée va examiner une requête d’un député PS visant à mettre fin à ce privilège exclusif du président de la Banque de Trollin. </text:span><text:span text:style-name="T5">« Cet argent appartient à tous les Français ! Il est scandaleux que les représentants du peuple français à l’Assemblée ne puissent pas eux-aussi y plonger de temps en temps »</text:span><text:span text:style-name="T7"> a ainsi déclaré Bruno Leroux. La fin d’une époque.</text:span></text:p>
      <text:p text:style-name="P17"/>
      <text:p text:style-name="P6">Actu 7</text:p>
      <text:p text:style-name="P5">Culture</text:p>
      <text:p text:style-name="P3">Six différences entre une guitare et un steak surgelé</text:p>
      <text:p text:style-name="P29"/>
      <text:p text:style-name="P14">Ces six différences entres ces deux objets vont vous étonner.</text:p>
      <text:p text:style-name="P16"> </text:p>
      <text:p text:style-name="P16">1. La première différence tient au fait que les steaks sont, la plupart du temps, comestibles. Inversement, le bois et la colle, ainsi que le métal des cordes, ont tendance à rendre la digestion de beaucoup de guitares très difficile.</text:p>
      <text:p text:style-name="P16">2. Même si, aux dires de certains guitaristes, la musique du steak, quand il cuit, rappelle les meilleurs morceaux de Slayer, il est beaucoup moins évident de faire sortir les notes de celui-ci, en particulier le do diminué septième.</text:p>
      <text:p text:style-name="P16">3. Il est très compliqué de laisser sa guitare au congélateur, surtout que le volume de la plupart d’entre eux n’est pas suffisant. Les steaks, eux, peuvent y être stockés plusieurs mois voire une année entière.</text:p>
      <text:p text:style-name="P16"/>
      <text:p text:style-name="P16">4. Sur la guitare, le médiateur et le capodastre se révèlent parfois très utiles, aussi bien pour changer de tonalité sur un morceau que pour la pratique des arpèges. Sur le steak, au contraire, il faut utiliser ces deux outils avec beaucoup de modération.</text:p>
      <text:p text:style-name="P16">5. Pour accorder une guitare, un peu d’oreille ou une appli sur l’iPhone suffisent. En revanche, peu de gens sont capables d’accorder un steak correctement</text:p>
      <text:p text:style-name="P16"><text:soft-page-break/>6. Enfin, la guitare, au contraire du steak, supporte assez mal la cuisson à feu fort. De même, l’assaisonnement pose problème car les oignons, l’ail et les herbes de Provence ont tendance à rester coincés à l’intérieur de la caisse.</text:p>
      <text:p text:style-name="P5"/>
      <text:p text:style-name="P6">Actu 8</text:p>
      <text:p text:style-name="P5">Découverte</text:p>
      <text:p text:style-name="P13">Après plusieurs minutes de lutte, il réussit à faire rentrer dans sa valise les livres qu’il ne lira pas en vacances</text:p>
      <text:p text:style-name="P4">C’est un véritable exploit qu’a accompli Gilles Sagnes, en réussissant, après un combat acharné de près d’une demi-heure contre sa valise, à la fermer in extremis en y faisant tenir les dix livres qu’il ne lira pas pendant les vacances.</text:p>
      <text:p text:style-name="P16"/>
      <text:p text:style-name="P16">Creil. Il est 22 heures 41 lorsque après avoir rassemblé tous ses vêtements et ses affaires de toilettes, Gilles Sagnes, 36 ans, décide d’ajouter dans ses bagages les livres qu’il n’avait pas eu le temps de lire l’année précédente lors de son séjour sur la Côte d’Azur. Malgré l’extrême difficulté de la tâche, il y parvient en à peine 34 minutes à l’aide d’un astucieux système fondé sur l’utilisation de plusieurs couches de gros scotch et d’une dizaine de tendeurs.</text:p>
      <text:p text:style-name="P18"><text:span text:style-name="T4">Interrogés par la rédaction, les proches de Gilles ne se sont pas montrés aussi enthousiastes qu’attendu : </text:span><text:span text:style-name="T5">« Je vois pas à quoi ça sert, il lit jamais rien »</text:span><text:span text:style-name="T7"> a déclaré sa femme. </text:span><text:span text:style-name="T5">« Le dernier livre qu’il a lu, c’est un bouquin érotique en 4ème »</text:span><text:span text:style-name="T7"> a même osé son meilleur ami. Pour le moment, Gilles n’a pas souhaité commenter ces déclarations, trop occupé à essayer de faire rentrer dans son coffre des sacoches de boules de pétanque et des raquettes de tennis qu’il laissera vraisemblablement pendant toutes les vacances au fond d’un placard si l’on en croit sa femme qui ne l’a plus vu faire de sport « depuis plus de dix ans »</text:span></text:p>
      <text:p text:style-name="P17"/>
      <text:p text:style-name="P6">Actu 9</text:p>
      <text:p text:style-name="P5">Festivités</text:p>
      <text:p text:style-name="P5">La Fête du Choix</text:p>
      <text:p text:style-name="P5"/>
      <text:p text:style-name="P5">Cette année encore la Fête du Choix a été une réussite. C'est tout ce que vous saurez !</text:p>
      <text:p text:style-name="P6">Actu 10</text:p>
      <text:p text:style-name="P5">Culture</text:p>
      <text:p text:style-name="P13">Dora l’exploratrice : « S’imposer en tant que femme face à un cartable et un singe qui parlent n’est pas facile »</text:p>
      <text:p text:style-name="P4">A l’occasion de la sortie de son livre “Sexe, drogue, et chocolat chaud” sur les dessous de l’industrie du dessin animé, la comédienne Dora L’exploratrice <text:soft-page-break/>revient sur ses débuts difficiles en tant que femme dans un milieu largement dominé par les animaux parlants et les objets animés.</text:p>
      <text:p text:style-name="P16"/>
      <text:p text:style-name="P18"><text:span text:style-name="T5">«Au début, ce sont des petites réflexions »</text:span><text:span text:style-name="T7"> explique la star du petit écran.</text:span><text:span text:style-name="T5"> « Une blague sur ma tenue, un sifflement en passant, Sakado qui avait les bretelles baladeuses, ou encore Babouche qui me jetait de l’acide au visage quand il prenait de la drogue »</text:span><text:span text:style-name="T7"> décrit-elle.</text:span><text:span text:style-name="T5">« Je sais que tout ça c’était pour rigoler, mais quand même… S’imposer en tant que femme face à un cartable et un singe qui parlent n’a pas toujours été facile. It’s was not easy»</text:span><text:span text:style-name="T7"> ajoute-t-elle dans l’anglais irréprochable qui a fait son renom.</text:span></text:p>
      <text:p text:style-name="P17"/>
      <text:p text:style-name="P17">Un temps, Dora sombre dans la dépression. Entre son addiction au Candy Up et la perte de sa trousse préférée au cours d’une de ses aventures, elle pense à mettre un terme à sa carrière. Puis elle rencontre Twilight Sparkle, licorne mauve héroïne de «My Little Pony» , qui lui confie avoir vécu le même calvaire avec Rahan, le fils de Craho, un membre influent du milieu du cartoon. « Je me suis sentie moins seule et j’ai décidé de devenir un personnage de dessin animé indépendant »  conclut alors Dora avant de s’éloigner en pirogue vers d’autres horizons.</text:p>
      <text:p text:style-name="P15"/>
      <text:p text:style-name="P15">Clichés</text:p>
      <text:p text:style-name="P27"/>
      <text:p text:style-name="P17">Si la jeune icône hispano-américaine a finalement réussi à s’affirmer au sein de son entourage, Dora rappelle tout de même que la condition des personnages féminins dans les cartoons reste précaire: « Une demoiselle en détresse sur deux est encore dépeinte comme faible et sans défense quand elle n’est pas simplement secourue par une figure masculine dominante pour se marier et avoir plein d’enfants. » déplore-t-elle.</text:p>
      <text:p text:style-name="P5"/>
      <text:p text:style-name="P5"/>
      <text:p text:style-name="P6">Activité 1</text:p>
      <text:p text:style-name="P5"/>
      <text:p text:style-name="P6">Activité 2</text:p>
      <text:p text:style-name="P5"/>
      <text:p text:style-name="P6">Activité 3</text:p>
      <text:p text:style-name="P6">Activité 4</text:p>
      <text:p text:style-name="P45"/>
      <text:p text:style-name="P6">Activité 5</text:p>
      <text:p text:style-name="P5"/>
      <text:p text:style-name="P6">Activité 6</text:p>
      <text:p text:style-name="P5"/>
      <text:p text:style-name="P6">Activité 7</text:p>
      <text:p text:style-name="P5"><text:soft-page-break/></text:p>
      <text:p text:style-name="P6">Activité 8</text:p>
      <text:p text:style-name="P5"/>
      <text:p text:style-name="P6">Activité 9</text:p>
      <text:p text:style-name="P5"/>
      <text:p text:style-name="P6">Activité 10</text:p>
      <text:p text:style-name="P5"/>
      <text:p text:style-name="P6">Activité 11</text:p>
      <text:p text:style-name="P5"/>
      <text:p text:style-name="P6">Activité 12</text:p>
      <text:p text:style-name="P5"/>
      <text:p text:style-name="P6">Activité 13</text:p>
      <text:p text:style-name="P5"/>
      <text:p text:style-name="P6">Activité 14</text:p>
      <text:p text:style-name="P5"/>
      <text:p text:style-name="P6">Activité 15</text:p>
      <text:p text:style-name="P5"/>
      <text:p text:style-name="P6">Activité 16</text:p>
      <text:p text:style-name="P5"/>
      <text:p text:style-name="P6">Activité 17</text:p>
      <text:p text:style-name="P5"/>
      <text:p text:style-name="P6">Activité 18</text:p>
      <text:p text:style-name="P5"/>
      <text:p text:style-name="P6">Activité 19</text:p>
      <text:p text:style-name="P5"/>
      <text:p text:style-name="P6">Activité 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HelveticaNeue" svg:font-family="HelveticaNeue"/>
    <style:font-face style:name="OpenSymbol" svg:font-family="OpenSymbol"/>
    <style:font-face style:name="PTSerif-Regular" svg:font-family="PTSerif-Regular" style:font-family-generic="roman"/>
    <style:font-face style:name="SourceSansPro-Light" svg:font-family="SourceSansPro-Light" style:font-family-generic="swiss"/>
    <style:font-face style:name="SourceSansPro-Regular" svg:font-family="SourceSansPro-Regular"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paragraph-properties fo:margin-top="0cm" fo:margin-bottom="0.353cm" fo:line-height="115%" fo:hyphenation-ladder-count="no-limit"/>
      <style:text-properties fo:font-size="11pt" style:font-size-asian="11pt" style:font-size-complex="11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0T14:56:02</meta:creation-date>
    <dc:date>2017-01-20T20:12:23</dc:date>
    <meta:editing-duration>PT3H36M55S</meta:editing-duration>
    <meta:editing-cycles>26</meta:editing-cycles>
    <meta:generator>OpenOffice/4.1.1$Unix OpenOffice.org_project/411m6$Build-9775</meta:generator>
    <meta:document-statistic meta:table-count="1" meta:image-count="0" meta:object-count="0" meta:page-count="14" meta:paragraph-count="218" meta:word-count="4676" meta:character-count="27347"/>
  </office:meta>
</office:document-meta>
</file>